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200000010000144B00000E5B05B001D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09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objectwithoutfill">
      <style:graphic-properties draw:stroke="solid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4.666cm" svg:height="3.301cm" svg:x="0.623cm" svg:y="0.413cm">
          <draw:image xlink:href="Pictures/200000010000144B00000E5B05B001D2.svm" xlink:type="simple" xlink:show="embed" xlink:actuate="onLoad">
            <text:p/>
          </draw:image>
        </draw:frame>
        <draw:custom-shape draw:style-name="gr2" draw:text-style-name="P1" xml:id="id3" draw:id="id3" draw:layer="layout" svg:width="0.593cm" svg:height="0.336cm" svg:x="0.427cm" svg:y="3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593cm" svg:height="0.336cm" svg:x="3.036cm" svg:y="3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593cm" svg:height="0.336cm" svg:x="4.364cm" svg:y="3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" draw:id="id1" draw:layer="layout" svg:width="3.291cm" svg:height="1.353cm" svg:x="5.124cm" svg:y="2.465cm">
          <draw:text-box>
            <text:p text:style-name="P2"><text:span text:style-name="T1">ان دو کا منتقی جمع اس کے برابر ہے</text:span></text:p>
          </draw:text-box>
          <draw:glue-point draw:id="4" svg:x="3.315cm" svg:y="-3.089cm"/>
        </draw:frame>
        <draw:connector draw:style-name="gr4" draw:text-style-name="P1" draw:layer="layout" draw:type="curve" draw:line-skew="0.317cm" svg:x1="7.859cm" svg:y1="2.724cm" svg:x2="3.543cm" svg:y2="3.108cm" draw:start-shape="id1" draw:start-glue-point="4" draw:end-shape="id2" draw:end-glue-point="11" svg:d="m7859 2724c0-663-4316-855-4316 384">
          <text:p/>
        </draw:connector>
        <draw:connector draw:style-name="gr4" draw:text-style-name="P1" draw:layer="layout" draw:type="curve" draw:line-skew="-0.331cm" svg:x1="7.859cm" svg:y1="2.724cm" svg:x2="0.934cm" svg:y2="3.095cm" draw:start-shape="id1" draw:start-glue-point="4" draw:end-shape="id3" draw:end-glue-point="11" svg:d="m7859 2724c0-1635-6925-1820-6925 371">
          <text:p/>
        </draw:connector>
        <draw:connector draw:style-name="gr5" draw:text-style-name="P1" draw:layer="layout" draw:type="curve" draw:line-skew="-0.197cm" svg:x1="5.421cm" svg:y1="3.059cm" svg:x2="4.957cm" svg:y2="3.214cm" draw:end-shape="id4" draw:end-glue-point="10" svg:d="m5421 3059c-240 0-8 155-464 155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2-13T20:02:36</dc:date>
    <dc:creator>khalid khan</dc:creator>
    <meta:editing-duration>PT6H19M39S</meta:editing-duration>
    <meta:editing-cycles>29</meta:editing-cycles>
    <meta:generator>LibreOffice/3.4$Linux LibreOffice_project/340m1$Build-402</meta:generator>
    <meta:document-statistic meta:object-count="8"/>
  </office:meta>
</office:document-meta>
</file>